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mesUsersJdbcRepository.setUserForStatement( User user , PreparedStatement stmt , boolean userNameLa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amesUsersJdbcRepository.readUserFromResultSet( ResultSet rsUs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amesUsersJdbcRepository.addUs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mesUsersJdbcRepository.setUserForInsertStatement( User user , PreparedStatement userIn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UsersJdbcRepository.setUserForUpdateStatement( User user , PreparedStatement user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